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padding="0.049cm" fo:border="0.06pt solid #dddddd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3" style:family="paragraph" style:parent-style-name="Text_20_body">
      <style:paragraph-properties fo:padding="0.049cm" fo:border="0.06pt solid #000000"/>
    </style:style>
    <style:style style:name="P4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5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6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Longest Strictly Increasing or Strictly Decreasing Subarray</text:span></text:h>
      <text:p text:style-name="P1"><text:span text:style-name="T1"/></text:p>
      <text:p text:style-name="P3"><text:span text:style-name="T1">You are given an array of integers </text:span><text:span text:style-name="Source_20_Text"><text:span text:style-name="T1">nums</text:span></text:span><text:span text:style-name="T1">. Return </text:span><text:span text:style-name="Emphasis"><text:span text:style-name="T1">the length of the </text:span></text:span><text:span text:style-name="Emphasis"><text:span text:style-name="Strong_20_Emphasis"><text:span text:style-name="T1">longest</text:span></text:span></text:span><text:span text:style-name="Emphasis"><text:span text:style-name="T1"> subarray of </text:span></text:span><text:span text:style-name="Source_20_Text"><text:span text:style-name="T1">nums</text:span></text:span><text:span text:style-name="Emphasis"><text:span text:style-name="T1"> which is either </text:span></text:span><text:span text:style-name="Emphasis"><text:span text:style-name="Strong_20_Emphasis"><text:span text:style-name="T1">strictly increasing</text:span></text:span></text:span><text:span text:style-name="Emphasis"><text:span text:style-name="T1"> or </text:span></text:span><text:span text:style-name="Emphasis"><text:span text:style-name="Strong_20_Emphasis"><text:span text:style-name="T1">strictly decreasing</text:span></text:span></text:span><text:span text:style-name="T1">.</text:span></text:p>
      <text:p text:style-name="P4"> </text:p>
      <text:p text:style-name="P3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4"> </text:span><text:span text:style-name="T1">nums = [1,4,3,3,2]</text:span></text:p>
      <text:p text:style-name="P3"><text:span text:style-name="Strong_20_Emphasis"><text:span text:style-name="T1">Output:</text:span></text:span><text:span text:style-name="T4"> </text:span><text:span text:style-name="T1">2</text:span></text:p>
      <text:p text:style-name="P3"><text:span text:style-name="Strong_20_Emphasis"><text:span text:style-name="T1">Explanation:</text:span></text:span></text:p>
      <text:p text:style-name="P3"><text:span text:style-name="T4">The strictly increasing subarrays of </text:span><text:span text:style-name="Source_20_Text"><text:span text:style-name="T1">nums</text:span></text:span><text:span text:style-name="T4"> are </text:span><text:span text:style-name="Source_20_Text"><text:span text:style-name="T1">[1]</text:span></text:span><text:span text:style-name="T4">, </text:span><text:span text:style-name="Source_20_Text"><text:span text:style-name="T1">[2]</text:span></text:span><text:span text:style-name="T4">, </text:span><text:span text:style-name="Source_20_Text"><text:span text:style-name="T1">[3]</text:span></text:span><text:span text:style-name="T4">, </text:span><text:span text:style-name="Source_20_Text"><text:span text:style-name="T1">[3]</text:span></text:span><text:span text:style-name="T4">, </text:span><text:span text:style-name="Source_20_Text"><text:span text:style-name="T1">[4]</text:span></text:span><text:span text:style-name="T4">, and </text:span><text:span text:style-name="Source_20_Text"><text:span text:style-name="T1">[1,4]</text:span></text:span><text:span text:style-name="T4">.</text:span></text:p>
      <text:p text:style-name="P3"><text:span text:style-name="T4">The strictly decreasing subarrays of </text:span><text:span text:style-name="Source_20_Text"><text:span text:style-name="T1">nums</text:span></text:span><text:span text:style-name="T4"> are </text:span><text:span text:style-name="Source_20_Text"><text:span text:style-name="T1">[1]</text:span></text:span><text:span text:style-name="T4">, </text:span><text:span text:style-name="Source_20_Text"><text:span text:style-name="T1">[2]</text:span></text:span><text:span text:style-name="T4">, </text:span><text:span text:style-name="Source_20_Text"><text:span text:style-name="T1">[3]</text:span></text:span><text:span text:style-name="T4">, </text:span><text:span text:style-name="Source_20_Text"><text:span text:style-name="T1">[3]</text:span></text:span><text:span text:style-name="T4">, </text:span><text:span text:style-name="Source_20_Text"><text:span text:style-name="T1">[4]</text:span></text:span><text:span text:style-name="T4">, </text:span><text:span text:style-name="Source_20_Text"><text:span text:style-name="T1">[3,2]</text:span></text:span><text:span text:style-name="T4">, and </text:span><text:span text:style-name="Source_20_Text"><text:span text:style-name="T1">[4,3]</text:span></text:span><text:span text:style-name="T4">.</text:span></text:p>
      <text:p text:style-name="P3"><text:span text:style-name="T4">Hence, we return </text:span><text:span text:style-name="Source_20_Text"><text:span text:style-name="T1">2</text:span></text:span><text:span text:style-name="T4">.</text:span></text:p>
      <text:p text:style-name="P3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4"> </text:span><text:span text:style-name="T1">nums = [3,3,3,3]</text:span></text:p>
      <text:p text:style-name="P3"><text:span text:style-name="Strong_20_Emphasis"><text:span text:style-name="T1">Output:</text:span></text:span><text:span text:style-name="T4"> </text:span><text:span text:style-name="T1">1</text:span></text:p>
      <text:p text:style-name="P3"><text:span text:style-name="Strong_20_Emphasis"><text:span text:style-name="T1">Explanation:</text:span></text:span></text:p>
      <text:p text:style-name="P3"><text:span text:style-name="T4">The strictly increasing subarrays of </text:span><text:span text:style-name="Source_20_Text"><text:span text:style-name="T1">nums</text:span></text:span><text:span text:style-name="T4"> are </text:span><text:span text:style-name="Source_20_Text"><text:span text:style-name="T1">[3]</text:span></text:span><text:span text:style-name="T4">, </text:span><text:span text:style-name="Source_20_Text"><text:span text:style-name="T1">[3]</text:span></text:span><text:span text:style-name="T4">, </text:span><text:span text:style-name="Source_20_Text"><text:span text:style-name="T1">[3]</text:span></text:span><text:span text:style-name="T4">, and </text:span><text:span text:style-name="Source_20_Text"><text:span text:style-name="T1">[3]</text:span></text:span><text:span text:style-name="T4">.</text:span></text:p>
      <text:p text:style-name="P3"><text:span text:style-name="T4">The strictly decreasing subarrays of </text:span><text:span text:style-name="Source_20_Text"><text:span text:style-name="T1">nums</text:span></text:span><text:span text:style-name="T4"> are </text:span><text:span text:style-name="Source_20_Text"><text:span text:style-name="T1">[3]</text:span></text:span><text:span text:style-name="T4">, </text:span><text:span text:style-name="Source_20_Text"><text:span text:style-name="T1">[3]</text:span></text:span><text:span text:style-name="T4">, </text:span><text:span text:style-name="Source_20_Text"><text:span text:style-name="T1">[3]</text:span></text:span><text:span text:style-name="T4">, and </text:span><text:span text:style-name="Source_20_Text"><text:span text:style-name="T1">[3]</text:span></text:span><text:span text:style-name="T4">.</text:span></text:p>
      <text:p text:style-name="P3"><text:span text:style-name="T4">Hence, we return </text:span><text:span text:style-name="Source_20_Text"><text:span text:style-name="T1">1</text:span></text:span><text:span text:style-name="T4">.</text:span></text:p>
      <text:p text:style-name="P3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4"> </text:span><text:span text:style-name="T1">nums = [3,2,1]</text:span></text:p>
      <text:p text:style-name="P3"><text:span text:style-name="Strong_20_Emphasis"><text:span text:style-name="T1">Output:</text:span></text:span><text:span text:style-name="T4"> </text:span><text:span text:style-name="T1">3</text:span></text:p>
      <text:p text:style-name="P3"><text:soft-page-break/><text:span text:style-name="Strong_20_Emphasis"><text:span text:style-name="T1">Explanation:</text:span></text:span></text:p>
      <text:p text:style-name="P3"><text:span text:style-name="T4">The strictly increasing subarrays of </text:span><text:span text:style-name="Source_20_Text"><text:span text:style-name="T1">nums</text:span></text:span><text:span text:style-name="T4"> are </text:span><text:span text:style-name="Source_20_Text"><text:span text:style-name="T1">[3]</text:span></text:span><text:span text:style-name="T4">, </text:span><text:span text:style-name="Source_20_Text"><text:span text:style-name="T1">[2]</text:span></text:span><text:span text:style-name="T4">, and </text:span><text:span text:style-name="Source_20_Text"><text:span text:style-name="T1">[1]</text:span></text:span><text:span text:style-name="T4">.</text:span></text:p>
      <text:p text:style-name="P3"><text:span text:style-name="T4">The strictly decreasing subarrays of </text:span><text:span text:style-name="Source_20_Text"><text:span text:style-name="T1">nums</text:span></text:span><text:span text:style-name="T4"> are </text:span><text:span text:style-name="Source_20_Text"><text:span text:style-name="T1">[3]</text:span></text:span><text:span text:style-name="T4">, </text:span><text:span text:style-name="Source_20_Text"><text:span text:style-name="T1">[2]</text:span></text:span><text:span text:style-name="T4">, </text:span><text:span text:style-name="Source_20_Text"><text:span text:style-name="T1">[1]</text:span></text:span><text:span text:style-name="T4">, </text:span><text:span text:style-name="Source_20_Text"><text:span text:style-name="T1">[3,2]</text:span></text:span><text:span text:style-name="T4">, </text:span><text:span text:style-name="Source_20_Text"><text:span text:style-name="T1">[2,1]</text:span></text:span><text:span text:style-name="T4">, and </text:span><text:span text:style-name="Source_20_Text"><text:span text:style-name="T1">[3,2,1]</text:span></text:span><text:span text:style-name="T4">.</text:span></text:p>
      <text:p text:style-name="P3"><text:span text:style-name="T4">Hence, we return </text:span><text:span text:style-name="Source_20_Text"><text:span text:style-name="T1">3</text:span></text:span><text:span text:style-name="T4">.</text:span></text:p>
      <text:p text:style-name="P4"> </text:p>
      <text:p text:style-name="P3"><text:span text:style-name="Strong_20_Emphasis"><text:span text:style-name="T1">Constraints:</text:span></text:span></text:p>
      <text:list xml:id="list3738034744" text:style-name="L2">
        <text:list-item>
          <text:p text:style-name="P5"><text:span text:style-name="Source_20_Text"><text:span text:style-name="T1">1 &lt;= nums.length &lt;= 50</text:span></text:span></text:p>
        </text:list-item>
        <text:list-item>
          <text:p text:style-name="P6"><text:span text:style-name="Source_20_Text"><text:span text:style-name="T1">1 &lt;= nums[i] &lt;= 5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6T23:32:05.290000000</dc:date>
    <meta:editing-duration>PT1M30S</meta:editing-duration>
    <meta:editing-cycles>1</meta:editing-cycles>
    <meta:document-statistic meta:table-count="0" meta:image-count="0" meta:object-count="0" meta:page-count="2" meta:paragraph-count="28" meta:word-count="162" meta:character-count="942" meta:non-whitespace-character-count="806"/>
    <meta:generator>LibreOffice/7.2.2.2$Windows_X86_64 LibreOffice_project/02b2acce88a210515b4a5bb2e46cbfb63fe97d56</meta:generator>
  </office:meta>
</office:document-meta>
</file>